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_22-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2-23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29099526066350712" table:style-name="ce2">
            <text:p>29.10%</text:p>
          </table:table-cell>
          <table:table-cell office:value-type="percentage" office:value="0.4" table:style-name="ce2">
            <text:p>40.0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29166666666666669" table:style-name="ce2">
            <text:p>29.17%</text:p>
          </table:table-cell>
          <table:table-cell office:value-type="percentage" office:value="0.45454545454545453" table:style-name="ce2">
            <text:p>45.4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office:value-type="percentage" office:value="0.29110000000000003" table:style-name="ce2">
            <text:p>29.11%</text:p>
          </table:table-cell>
          <table:table-cell office:value-type="percentage" office:value="0.45450000000000002" table:style-name="ce2">
            <text:p>45.45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office:value-type="percentage" office:value="0.29406554472984942" table:style-name="ce2">
            <text:p>29.41%</text:p>
          </table:table-cell>
          <table:table-cell office:value-type="percentage" office:value="0.5" table:style-name="ce2">
            <text:p>50.00%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4-12T13:43:37Z</meta:creation-date>
    <dc:date>2023-04-12T13:43:48Z</dc:date>
    <meta:user-defined meta:name="_MarkAsFinal" meta:value-type="boolean">true</meta:user-defined>
  </office:meta>
</office:document-meta>
</file>